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fill-color="#1b78dc" draw:textarea-horizontal-align="justify" draw:textarea-vertical-align="middle" draw:auto-grow-height="false" fo:min-height="4.322cm" fo:min-width="2.54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1b78dc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1.297cm" svg:y1="4.296cm" svg:x2="16.631cm" svg:y2="4.296cm">
          <text:p/>
        </draw:line>
        <draw:line draw:style-name="gr1" draw:text-style-name="P1" draw:layer="layout" svg:x1="11.297cm" svg:y1="4.296cm" svg:x2="11.805cm" svg:y2="3.28cm">
          <text:p/>
        </draw:line>
        <draw:line draw:style-name="gr1" draw:text-style-name="P1" draw:layer="layout" svg:x1="13.583cm" svg:y1="4.296cm" svg:x2="14.091cm" svg:y2="3.28cm">
          <text:p/>
        </draw:line>
        <draw:line draw:style-name="gr1" draw:text-style-name="P1" draw:layer="layout" svg:x1="12.821cm" svg:y1="4.296cm" svg:x2="13.329cm" svg:y2="3.28cm">
          <text:p/>
        </draw:line>
        <draw:line draw:style-name="gr1" draw:text-style-name="P1" draw:layer="layout" svg:x1="12.059cm" svg:y1="4.296cm" svg:x2="12.567cm" svg:y2="3.28cm">
          <text:p/>
        </draw:line>
        <draw:line draw:style-name="gr1" draw:text-style-name="P1" draw:layer="layout" svg:x1="14.345cm" svg:y1="4.296cm" svg:x2="14.853cm" svg:y2="3.28cm">
          <text:p/>
        </draw:line>
        <draw:line draw:style-name="gr1" draw:text-style-name="P1" draw:layer="layout" svg:x1="15.107cm" svg:y1="4.296cm" svg:x2="15.615cm" svg:y2="3.28cm">
          <text:p/>
        </draw:line>
        <draw:line draw:style-name="gr1" draw:text-style-name="P1" draw:layer="layout" svg:x1="15.869cm" svg:y1="4.296cm" svg:x2="16.377cm" svg:y2="3.28cm">
          <text:p/>
        </draw:line>
        <draw:line draw:style-name="gr1" draw:text-style-name="P1" draw:layer="layout" svg:x1="16.631cm" svg:y1="4.296cm" svg:x2="17.139cm" svg:y2="3.28cm">
          <text:p/>
        </draw:line>
        <draw:custom-shape draw:style-name="gr2" draw:text-style-name="P2" draw:layer="layout" svg:width="3.048cm" svg:height="4.572cm" draw:transform="rotate (0.000174532925199433) translate (12.762cm 6.26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13.016cm" svg:y="2.064cm">
          <draw:text-box>
            <text:p>Ramp</text:p>
          </draw:text-box>
        </draw:frame>
        <draw:connector draw:style-name="gr4" draw:text-style-name="P1" draw:layer="layout" draw:type="line" svg:x1="14.09cm" svg:y1="8.743cm" svg:x2="14.125cm" svg:y2="7.556cm" svg:d="M14090 8743l35-1187" svg:viewBox="0 0 36 1188">
          <text:p/>
        </draw:connector>
        <draw:connector draw:style-name="gr4" draw:text-style-name="P1" draw:layer="layout" draw:type="line" svg:x1="14.09cm" svg:y1="8.743cm" svg:x2="15.196cm" svg:y2="8.752cm" svg:d="M14090 8743l1106 9" svg:viewBox="0 0 1107 10">
          <text:p/>
        </draw:connector>
        <draw:frame draw:style-name="gr5" draw:text-style-name="P4" draw:layer="layout" svg:width="6.558cm" svg:height="1.026cm" svg:x="10.855cm" svg:y="14.524cm">
          <draw:text-box>
            <text:p><text:span text:style-name="T1">🟦 </text:span><text:span text:style-name="T1">Robile platform</text:span></text:p>
          </draw:text-box>
        </draw:frame>
        <draw:frame draw:style-name="gr6" draw:text-style-name="P6" draw:layer="layout" svg:width="10.922cm" svg:height="1.673cm" svg:x="8.936cm" svg:y="12.17cm">
          <draw:text-box>
            <text:p text:style-name="P5">Distance between robot and ramp</text:p>
          </draw:text-box>
        </draw:frame>
        <draw:line draw:style-name="gr1" draw:text-style-name="P1" draw:layer="layout" svg:x1="9.444cm" svg:y1="4.318cm" svg:x2="10.206cm" svg:y2="4.318cm">
          <text:p/>
        </draw:line>
        <draw:line draw:style-name="gr1" draw:text-style-name="P1" draw:layer="layout" svg:x1="9.492cm" svg:y1="10.832cm" svg:x2="10.254cm" svg:y2="10.832cm">
          <text:p/>
        </draw:line>
        <draw:line draw:style-name="gr1" draw:text-style-name="P1" draw:layer="layout" svg:x1="9.852cm" svg:y1="4.318cm" svg:x2="9.852cm" svg:y2="10.832cm">
          <text:p/>
        </draw:line>
        <draw:line draw:style-name="gr7" draw:text-style-name="P5" draw:layer="layout" svg:x1="9.852cm" svg:y1="4.318cm" svg:x2="9.852cm" svg:y2="10.832cm">
          <text:p/>
        </draw:line>
        <draw:frame draw:style-name="gr6" draw:text-style-name="P3" draw:layer="layout" svg:width="4.064cm" svg:height="1.673cm" svg:x="5.888cm" svg:y="7.112cm">
          <draw:text-box>
            <text:p>Distance (d)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2:43:32.682315970</meta:creation-date>
    <dc:date>2022-05-08T13:44:00.592633153</dc:date>
    <meta:editing-duration>PT29M24S</meta:editing-duration>
    <meta:editing-cycles>5</meta:editing-cycles>
    <meta:generator>LibreOffice/6.4.7.2$Linux_X86_64 LibreOffice_project/40$Build-2</meta:generator>
    <meta:document-statistic meta:object-count="43"/>
  </office:meta>
</office:document-meta>
</file>